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3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7.5pt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font-size="7.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7.5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.318cm" fo:margin-right="0cm" fo:margin-top="0cm" fo:margin-bottom="0cm" fo:line-height="100%" fo:text-indent="-0.318cm" style:text-autospace="none"/>
      <style:text-properties fo:font-size="6.40000009536743pt"/>
    </style:style>
    <style:style style:name="P6" style:family="paragraph">
      <style:paragraph-properties fo:margin-left="0.318cm" fo:margin-right="0cm" fo:margin-top="0cm" fo:margin-bottom="0cm" fo:line-height="100%" fo:text-indent="0cm" style:text-autospace="none"/>
      <style:text-properties fo:font-size="6.40000009536743pt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000000" style:font-name="Segoe UI2" fo:font-size="6.40000009536743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fo:font-size="6.40000009536743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margin-top="0cm" fo:margin-bottom="0cm" fo:line-height="100%" fo:text-indent="-0.318cm" style:text-autospace="none"/>
      <style:text-properties fo:font-size="24pt"/>
    </style:style>
    <style:style style:name="P11" style:family="paragraph">
      <style:paragraph-properties fo:margin-left="0.318cm" fo:margin-right="0cm" fo:margin-top="0cm" fo:margin-bottom="0cm" fo:line-height="100%" fo:text-indent="0cm" style:text-autospace="non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font-size="24pt"/>
    </style:style>
    <style:style style:name="P13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ffffff" style:font-name="Arial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22pt" fo:text-shadow="1pt 1pt" fo:font-weight="bold" style:font-name-asian="Segoe UI1" style:font-size-asian="22pt" style:font-weight-asian="bold" style:font-name-complex="Segoe UI1" style:font-size-complex="22pt" style:font-weight-complex="bold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9" style:family="paragraph">
      <style:paragraph-properties fo:margin-left="0.635cm" fo:margin-right="0cm" fo:margin-top="0cm" fo:margin-bottom="0cm" fo:line-height="100%" fo:text-align="center" fo:text-indent="0cm" style:text-autospace="none"/>
      <style:text-properties fo:color="#000000" style:font-name="Segoe UI2" fo:font-size="24pt" fo:text-shadow="none" fo:font-weight="bold" style:font-weight-asian="bold" style:font-weight-complex="bold"/>
    </style:style>
    <style:style style:name="P20" style:family="paragraph">
      <style:paragraph-properties fo:margin-left="0.635cm" fo:margin-right="0cm" fo:margin-top="0cm" fo:margin-bottom="0cm" fo:line-height="100%" fo:text-indent="0cm" style:text-autospace="none"/>
      <style:text-properties fo:color="#000000" style:font-name="Segoe UI2" fo:font-size="24pt" fo:text-shadow="none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2" fo:font-size="24pt" fo:text-shadow="non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0cm" style:text-autospace="none"/>
      <style:text-properties fo:color="#000000" style:font-name="Segoe UI2" fo:font-size="24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2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000000" style:font-name="Segoe UI2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99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99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font-name="Segoe UI2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10" style:family="text">
      <style:text-properties fo:color="#ffffff" style:font-name="Arial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99ccff" style:font-name="Segoe UI Semibold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000099" style:text-position="super 58%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3" style:family="text">
      <style:text-properties fo:color="#000099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4" style:family="text"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4cm" svg:height="3.242cm" svg:x="1.63cm" svg:y="0.568cm">
          <draw:text-box>
            <text:p text:style-name="P1"><text:span text:style-name="T1">The Psalmody</text:span></text:p>
            <text:p text:style-name="P2"><text:span text:style-name="T2">Psalm 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5.4cm" svg:height="6.542cm" svg:x="1.503cm" svg:y="0.634cm">
          <draw:text-box>
            <text:p text:style-name="P5"><text:span text:style-name="T3">1 </text:span><text:span text:style-name="T4">The LORD is my light and my salvation; whom </text:span></text:p>
            <text:p text:style-name="P5"><text:span text:style-name="T4"><text:s text:c="2"/></text:span><text:span text:style-name="T4">shall I fear?</text:span></text:p>
            <text:p text:style-name="P6"><text:span text:style-name="T5"><text:s text:c="6"/></text:span><text:span text:style-name="T6">The LORD is the stronghold of my life; of </text:span></text:p>
            <text:p text:style-name="P6"><text:span text:style-name="T6"><text:s text:c="6"/></text:span><text:span text:style-name="T6">whom shall I be afrai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4.827cm" svg:x="1.419cm" svg:y="0.61cm">
          <draw:text-box>
            <text:p text:style-name="P5"><text:span text:style-name="T7">2 </text:span><text:span text:style-name="T8">When evildoers assail me to eat up my flesh,</text:span></text:p>
            <text:p text:style-name="P6"><text:span text:style-name="T5"><text:s text:c="6"/></text:span><text:span text:style-name="T6">my adversaries and foes, it is they who <text:s/></text:span></text:p>
            <text:p text:style-name="P6"><text:span text:style-name="T6"><text:s text:c="6"/></text:span><text:span text:style-name="T6">stumble and fall.</text:span><text:span text:style-name="T9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6.351cm" svg:x="1.524cm" svg:y="0.761cm">
          <draw:text-box>
            <text:p text:style-name="P8"><text:span text:style-name="T7">3</text:span><text:span text:style-name="T8"> Though an army encamp against me, my <text:s text:c="2"/></text:span></text:p>
            <text:p text:style-name="P8"><text:span text:style-name="T8"><text:s text:c="2"/></text:span><text:span text:style-name="T8">heart shall not fear;</text:span></text:p>
            <text:p text:style-name="P6"><text:span text:style-name="T5"><text:s text:c="6"/></text:span><text:span text:style-name="T6">though war arise against me, yet I will be </text:span></text:p>
            <text:p text:style-name="P6"><text:span text:style-name="T6"><text:s text:c="6"/></text:span><text:span text:style-name="T6">confid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9.269cm" svg:x="1.27cm" svg:y="0.57cm">
          <draw:text-box>
            <text:p text:style-name="P5"><text:span text:style-name="T7">4</text:span><text:span text:style-name="T8"> One thing have I asked of the LORD, that will I <text:s/></text:span></text:p>
            <text:p text:style-name="P6"><text:span text:style-name="T8"><text:s/></text:span><text:span text:style-name="T8">seek after:</text:span></text:p>
            <text:p text:style-name="P8"><text:span text:style-name="T5"><text:s text:c="6"/></text:span><text:span text:style-name="T6">that I may dwell in the house of the LORD </text:span></text:p>
            <text:p text:style-name="P6"><text:span text:style-name="T6"><text:s text:c="5"/></text:span><text:span text:style-name="T6">all the days of my life, to gaze upon the </text:span></text:p>
            <text:p text:style-name="P6"><text:span text:style-name="T6"><text:s text:c="5"/></text:span><text:span text:style-name="T6">beauty of the LORD and to inquire in his </text:span></text:p>
            <text:p text:style-name="P6"><text:span text:style-name="T6"><text:s text:c="5"/></text:span><text:span text:style-name="T6">Temple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3" draw:layer="layout" svg:width="25.4cm" svg:height="6.351cm" svg:x="1.462cm" svg:y="0.544cm">
          <draw:text-box>
            <text:p text:style-name="P10"><text:span text:style-name="T3">5 </text:span><text:span text:style-name="T4">For he will hide me in his shelter in the day of <text:s/></text:span></text:p>
            <text:p text:style-name="P11"><text:span text:style-name="T4"><text:s/></text:span><text:span text:style-name="T4">trouble;</text:span></text:p>
            <text:p text:style-name="P12"><text:span text:style-name="T10"><text:s text:c="7"/></text:span><text:span text:style-name="T6">he will conceal me under the cover of his </text:span></text:p>
            <text:p text:style-name="P11"><text:span text:style-name="T6"><text:s text:c="6"/></text:span><text:span text:style-name="T6">tent; he will lift me high upon a ro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3" draw:layer="layout" svg:width="25.4cm" svg:height="6.263cm" svg:x="1.27cm" svg:y="1.078cm">
          <draw:text-box>
            <text:p text:style-name="P10"><text:span text:style-name="T7">6</text:span><text:span text:style-name="T8"> </text:span><text:span text:style-name="T4">And now my head shall be lifted up above my <text:s/></text:span></text:p>
            <text:p text:style-name="P11"><text:span text:style-name="T4"><text:s/></text:span><text:span text:style-name="T4">enemies all around me, and <text:s/>will offer in his </text:span></text:p>
            <text:p text:style-name="P11"><text:span text:style-name="T4"><text:s/></text:span><text:span text:style-name="T4">tent sacrifices with shouts of joy;</text:span></text:p>
            <text:p text:style-name="P12"><text:span text:style-name="T10"><text:s text:c="7"/></text:span><text:span text:style-name="T6">I will sing and make melody to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13" draw:layer="layout" svg:width="24.638cm" svg:height="7.766cm" svg:x="1.524cm" svg:y="0.715cm">
          <draw:text-box>
            <text:p text:style-name="P10"><text:span text:style-name="T7">7</text:span><text:span text:style-name="T8"> Hear, O LORD, when I cry aloud;</text:span></text:p>
            <text:p text:style-name="P11"><text:span text:style-name="T10"><text:s text:c="5"/></text:span><text:span text:style-name="T6">be gracious to me and answer me!</text:span></text:p>
            <text:p text:style-name="P12"><text:span text:style-name="T7">8</text:span><text:span text:style-name="T8"> You have said, “Seek my face.”</text:span></text:p>
            <text:p text:style-name="P11"><text:span text:style-name="T10"><text:s text:c="5"/></text:span><text:span text:style-name="T6">My heart says to you, “Your face, LORD, </text:span></text:p>
            <text:p text:style-name="P11"><text:span text:style-name="T6"><text:s text:c="5"/></text:span><text:span text:style-name="T6">do I seek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14" draw:layer="layout" svg:width="25.4cm" svg:height="6.581cm" svg:x="1.27cm" svg:y="0.531cm">
          <draw:text-box>
            <text:p text:style-name="P12"><text:span text:style-name="T7">9</text:span><text:span text:style-name="T8"> Hide not your face from me. Turn not your </text:span></text:p>
            <text:p text:style-name="P11"><text:span text:style-name="T8"><text:s/></text:span><text:span text:style-name="T8">servant away in anger,</text:span></text:p>
            <text:p text:style-name="P12"><text:span text:style-name="T11"><text:s text:c="6"/></text:span><text:span text:style-name="T6">O you who have been my help. Cast me not </text:span></text:p>
            <text:p text:style-name="P12"><text:span text:style-name="T6"><text:s text:c="6"/></text:span><text:span text:style-name="T6">off; forsake me not, O God of my sal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16" draw:layer="layout" svg:width="25.654cm" svg:height="7.851cm" svg:x="1.016cm" svg:y="0.531cm">
          <draw:text-box>
            <text:p text:style-name="P15"><text:span text:style-name="T12">10</text:span><text:span text:style-name="T13">For my father and my mother have forsaken me,</text:span></text:p>
            <text:p text:style-name="P15"><text:span text:style-name="T13"><text:s/></text:span><text:span text:style-name="T2"><text:s text:c="6"/></text:span><text:span text:style-name="T2">but the LORD will take me in.</text:span></text:p>
            <text:p text:style-name="P15"><text:span text:style-name="T12">11</text:span><text:span text:style-name="T13">Teach me your way, O LORD,</text:span></text:p>
            <text:p text:style-name="P15"><text:span text:style-name="T2"><text:s text:c="7"/></text:span><text:span text:style-name="T2">and lead me on a level path because of my </text:span></text:p>
            <text:p text:style-name="P15"><text:span text:style-name="T2"><text:s text:c="7"/></text:span><text:span text:style-name="T2">enem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1" draw:text-style-name="P16" draw:layer="layout" svg:width="25.654cm" svg:height="9.629cm" svg:x="1.016cm" svg:y="0.531cm">
          <draw:text-box>
            <text:p text:style-name="P15"><text:span text:style-name="T12">12</text:span><text:span text:style-name="T13">Give me not up to the will of my adversaries;</text:span></text:p>
            <text:p text:style-name="P15"><text:span text:style-name="T2"><text:s text:c="7"/></text:span><text:span text:style-name="T2">for false witnesses have risen against me,</text:span></text:p>
            <text:p text:style-name="P15"><text:span text:style-name="T2"><text:s text:c="7"/></text:span><text:span text:style-name="T2">and they breathe out violence.</text:span></text:p>
            <text:p text:style-name="P15"><text:span text:style-name="T12">13</text:span><text:span text:style-name="T13">I believe that I shall look upon the goodness of </text:span></text:p>
            <text:p text:style-name="P15"><text:span text:style-name="T13"><text:s text:c="2"/></text:span><text:span text:style-name="T13">the LORD</text:span></text:p>
            <text:p text:style-name="P15"><text:span text:style-name="T13"><text:s text:c="6"/></text:span><text:span text:style-name="T14"><text:s/></text:span><text:span text:style-name="T2">in the land of the livi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2" draw:text-style-name="P18" draw:layer="layout" svg:width="25.654cm" svg:height="5.057cm" svg:x="1.016cm" svg:y="0.531cm">
          <draw:text-box>
            <text:p text:style-name="P17"><text:span text:style-name="T12">14</text:span><text:span text:style-name="T13">Wait for the LORD; </text:span></text:p>
            <text:p text:style-name="P17"><text:span text:style-name="T13"><text:s text:c="7"/></text:span><text:span text:style-name="T2">be strong, and let your heart take courage;</text:span></text:p>
            <text:p text:style-name="P17"><text:span text:style-name="T2"><text:s text:c="7"/></text:span><text:span text:style-name="T2">wait for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" draw:text-style-name="P22" draw:layer="layout" svg:width="25.146cm" svg:height="10.02cm" svg:x="1.524cm" svg:y="0.762cm">
          <draw:text-box>
            <text:p text:style-name="P19"><text:span text:style-name="T6">C: Glory be to the Father and to the Son</text:span></text:p>
            <text:p text:style-name="P19"><text:span text:style-name="T6">and to the Holy Ghost; </text:span></text:p>
            <text:p text:style-name="P19"><text:span text:style-name="T6">as it was in the beginning, </text:span></text:p>
            <text:p text:style-name="P20"><text:span text:style-name="T6">is now, and ever shall be, world without end. <text:s text:c="10"/>Amen.</text:span></text:p>
            <text:p text:style-name="P21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08:19:30.120000000</meta:creation-date>
    <dc:date>2017-01-19T16:10:10.167000000</dc:date>
    <meta:editing-duration>PT2H6M32S</meta:editing-duration>
    <meta:editing-cycles>6</meta:editing-cycles>
    <meta:generator>LibreOffice/5.2.4.2$Windows_X86_64 LibreOffice_project/3d5603e1122f0f102b62521720ab13a38a4e0eb0</meta:generator>
    <meta:document-statistic meta:object-count="60"/>
  </office:meta>
</office:document-meta>
</file>